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aabb1"/>
    </style:style>
    <style:style style:name="P2" style:family="paragraph" style:parent-style-name="Text_20_body">
      <style:text-properties officeooo:rsid="000aabb1" officeooo:paragraph-rsid="000c9b71"/>
    </style:style>
    <style:style style:name="P3" style:family="paragraph" style:parent-style-name="Text_20_body">
      <style:text-properties officeooo:paragraph-rsid="000aabb1"/>
    </style:style>
    <style:style style:name="P4" style:family="paragraph" style:parent-style-name="Text_20_body">
      <style:text-properties officeooo:paragraph-rsid="000dcf93"/>
    </style:style>
    <style:style style:name="P5" style:family="paragraph" style:parent-style-name="Heading_20_1">
      <style:paragraph-properties fo:text-align="center" style:justify-single-word="false"/>
      <style:text-properties style:text-underline-style="none" officeooo:rsid="000aabb1" officeooo:paragraph-rsid="000aabb1"/>
    </style:style>
    <style:style style:name="P6" style:family="paragraph" style:parent-style-name="Heading_20_2">
      <style:paragraph-properties fo:text-align="center" style:justify-single-word="false"/>
      <style:text-properties officeooo:rsid="000aabb1" officeooo:paragraph-rsid="000aabb1"/>
    </style:style>
    <style:style style:name="P7" style:family="paragraph" style:parent-style-name="Heading_20_2">
      <style:text-properties style:text-underline-style="solid" style:text-underline-width="auto" style:text-underline-color="font-color" officeooo:rsid="000aabb1" officeooo:paragraph-rsid="000aabb1"/>
    </style:style>
    <style:style style:name="P8" style:family="paragraph" style:parent-style-name="Heading_20_2">
      <style:text-properties style:text-underline-style="solid" style:text-underline-width="auto" style:text-underline-color="font-color" officeooo:rsid="000dcf93" officeooo:paragraph-rsid="000dcf93"/>
    </style:style>
    <style:style style:name="T1" style:family="text">
      <style:text-properties style:text-underline-style="solid" style:text-underline-width="auto" style:text-underline-color="font-color" officeooo:rsid="000aabb1"/>
    </style:style>
    <style:style style:name="T2" style:family="text">
      <style:text-properties style:text-underline-style="solid" style:text-underline-width="auto" style:text-underline-color="font-color" officeooo:rsid="000dcf93"/>
    </style:style>
    <style:style style:name="T3" style:family="text">
      <style:text-properties officeooo:rsid="000c9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ortfolio C (2018-2019)</text:h>
      <text:h text:style-name="P6" text:outline-level="2">Guillaume Cau</text:h>
      <text:p text:style-name="P1"/>
      <text:h text:style-name="P7" text:outline-level="2">TP n°2 :</text:h>
      <text:p text:style-name="P3"><text:span text:style-name="T1"/></text:p>
      <text:p text:style-name="P2">Le but de ce TP était de ce familiariser avec la syntaxe du langage C et ses particularités. Même en ayant déjà fais du C, j’ai appris des chose en faisant ce TP.<text:line-break/>Dans mon IUT, nos enseignants nous ont appris à utiliser les fonctions read/write/open et close qui sont les fonctions du système UNIX. <text:span text:style-name="T3">Nous n‘avions eu que peu d’exercices sur les fonctions utilisant le fonction FILE de la librairie stdio.h.<text:line-break/>Ce TP m’a donc permis d’apprendre à utiliser ces fonctions qui doivent être utilisées en priorité.<text:line-break/>Mon expérience d’utilisation des fonctions read/write etc m’ont permis de comprendre plus facilement le fonctionnement des fonctions de stdio.</text:span> </text:p>
      <text:p text:style-name="P2"/>
      <text:h text:style-name="P8" text:outline-level="2">TP n°3 :</text:h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1:46:57.246340325</meta:creation-date>
    <dc:date>2019-01-25T22:29:14.888656438</dc:date>
    <meta:editing-duration>PT11M17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5" meta:word-count="118" meta:character-count="700" meta:non-whitespace-character-count="586"/>
  </office:meta>
</office:document-meta>
</file>